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31">
      <style:text-properties fo:background-color="#ffff00"/>
    </style:style>
    <style:style style:name="P33" style:family="paragraph" style:parent-style-name="Standard" style:list-style-name="L33">
      <style:text-properties fo:background-color="#ffff00"/>
    </style:style>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6"/>
    <style:style style:name="P44" style:family="paragraph" style:parent-style-name="Standard" style:list-style-name="L27"/>
    <style:style style:name="P45" style:family="paragraph" style:parent-style-name="Standard" style:list-style-name="L28"/>
    <style:style style:name="P46" style:family="paragraph" style:parent-style-name="Standard" style:list-style-name="L29"/>
    <style:style style:name="P47" style:family="paragraph" style:parent-style-name="Standard" style:list-style-name="L30"/>
    <style:style style:name="P48" style:family="paragraph" style:parent-style-name="Standard" style:list-style-name="L31"/>
    <style:style style:name="P49" style:family="paragraph" style:parent-style-name="Standard" style:list-style-name="L32"/>
    <style:style style:name="P50" style:family="paragraph" style:parent-style-name="Standard" style:list-style-name="L33"/>
    <style:style style:name="P51" style:family="paragraph" style:parent-style-name="Standard" style:list-style-name="L34"/>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7887027078431688347"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5138844033203345107"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7537897471237111849"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8739694214525021091"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3735975557397897997"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986193063091695511"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3998333430357370355"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7348099972134263047"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6918595953444000227"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5775160181186512881"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997150258208643233"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1818972469317341496"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550657607436282517"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5821265094456937335"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7789902720566133760" text:style-name="L15">
        <text:list-item>
          <text:p text:style-name="P22">Special Clipping Matrix eingeführt, weil das definitiv die MVP-Matrix der anderen Kamera ist, wobei die Modelmatrix auch etwas anderes sein kann</text:p>
        </text:list-item>
      </text:list>
      <text:p text:style-name="Standard"/>
      <text:list xml:id="list7788664458891635728"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9109344763689187489" text:style-name="L17">
        <text:list-item>
          <text:p text:style-name="P34">CanvasRegistry und CanvasID gelöscht, ebenso RenderTextures-Ordner</text:p>
        </text:list-item>
        <text:list-item>
          <text:p text:style-name="P34">Viel über Aussehen und Funktion des Programms nachgedacht und notiert</text:p>
          <text:list>
            <text:list-item>
              <text:p text:style-name="P34"><text:soft-page-break/>z.B. Option für x-Ray-Rendering der Wireframesachen</text:p>
            </text:list-item>
            <text:list-item>
              <text:p text:style-name="P34">z.B. Wireframewürfel für Clip-Space</text:p>
              <text:list>
                <text:list-item>
                  <text:p text:style-name="P34">Direkt implementiert</text:p>
                </text:list-item>
                <text:list-item>
                  <text:p text:style-name="P34">Selber Code wie für Kamera-Visualisierung (die ruft jetzt das Clip-Space Zeichnen mit ihrer eigenen Matrix)</text:p>
                </text:list-item>
              </text:list>
            </text:list-item>
            <text:list-item>
              <text:p text:style-name="P34">Wie die Matritzen (die auf dem UI) funktionieren sollen etc</text:p>
              <text:list>
                <text:list-item>
                  <text:p text:style-name="P34">Funktionen wie Inverse, Transpose, Identity setten anbieten</text:p>
                </text:list-item>
                <text:list-item>
                  <text:p text:style-name="P34">Variablen </text:p>
                </text:list-item>
                <text:list-item>
                  <text:p text:style-name="P34">Felder Funktionen eingeben lassen (wie in FreeCAD und wahrscheinlich auch Excel)</text:p>
                </text:list-item>
                <text:list-item>
                  <text:p text:style-name="P34">Das kann dann den selben Code nutzen wie der (momentan noch geplante) Fragment-Teil (der muss dann auch noch Sachen wie if und Semikolons und mehr können)</text:p>
                </text:list-item>
              </text:list>
            </text:list-item>
            <text:list-item>
              <text:p text:style-name="P34">Dass man in dem Feld pannen und zoomen können muss (da die Anwendung von 640p bis 4K nutzbar sein soll)</text:p>
            </text:list-item>
            <text:list-item>
              <text:p text:style-name="P34">"new Overlay()" (wahrscheinlich eher "Overlay.Activate(...)) für ... Overlays ... noch kein genauer Plan leider</text:p>
            </text:list-item>
            <text:list-item>
              <text:p text:style-name="P34">Dass die Buttons in den Render-Feldern beim Hovern kurz ihren "Namen" bzw ihre Funktion aufflashen, damit der User weiß, was sie machen. Ebenso wenn man direkt über dem Button hovert, bleibt sie sichtbar.</text:p>
            </text:list-item>
            <text:list-item>
              <text:p text:style-name="P34">Wireframe Rendering z.B. (direkt implementiert)</text:p>
            </text:list-item>
          </text:list>
        </text:list-item>
      </text:list>
      <text:p text:style-name="Standard"/>
      <text:list xml:id="list22509124" text:continue-numbering="true" text:style-name="L17">
        <text:list-item>
          <text:p text:style-name="P34">Angefangen, die neue Matrix-"Pipeline" zu nutzen (vorerst nur die Updatereihenfolge der Kameras fixiert)</text:p>
        </text:list-item>
        <text:list-item>
          <text:p text:style-name="P34">Pivot skaliert jetzt auch mit FOV (fast perfekt)</text:p>
        </text:list-item>
        <text:list-item>
          <text:p text:style-name="P34">Mikrooptimierung, indem der Pivot jetzt einen Triangle Strip zeichnet (4 Vertex Calls gegen 6)</text:p>
        </text:list-item>
      </text:list>
      <text:p text:style-name="Standard"/>
      <text:p text:style-name="P5">23.11.19</text:p>
      <text:p text:style-name="Standard"/>
      <text:list xml:id="list3486142908771527290" text:style-name="L18">
        <text:list-item>
          <text:p text:style-name="P35">Experimente mit String-Parsing für Expressions</text:p>
          <text:list>
            <text:list-item>
              <text:p text:style-name="P35">Erste Idee: Info2-Style Infix to Postfix mit Tokenizer</text:p>
            </text:list-item>
            <text:list-item>
              <text:p text:style-name="P35">Dann gesehen, dass es Klassen in C# gibt, die bereits Expressions auflösen können</text:p>
              <text:list>
                <text:list-item>
                  <text:p text:style-name="P35">DataTable, was im Grunde genommen ein Spreadsheet ist (heißt, booleans sind nicht 5 == 2, sondern 5=2)</text:p>
                </text:list-item>
                <text:list-item>
                  <text:p text:style-name="P35">Direktes Kompileren von C# Code (ENORMER OVERHEAD!!!)</text:p>
                </text:list-item>
              </text:list>
            </text:list-item>
            <text:list-item>
              <text:p text:style-name="P35">Also gegooglet und einen guten Link auf Stackoverflow gefunden</text:p>
              <text:list>
                <text:list-item>
                  <text:p text:style-name="P35">Nicht das übliche Infix to Postfix und dann Berechnen, sondern direkt in einem</text:p>
                </text:list-item>
                <text:list-item>
                  <text:p text:style-name="P35">Mochte aber den Code nicht</text:p>
                  <text:list>
                    <text:list-item>
                      <text:p text:style-name="P35">&gt; Selbst machen und Ideen nehmen</text:p>
                    </text:list-item>
                  </text:list>
                </text:list-item>
              </text:list>
            </text:list-item>
          </text:list>
        </text:list-item>
      </text:list>
      <text:p text:style-name="Standard"/>
      <text:p text:style-name="P4">24.11.19</text:p>
      <text:p text:style-name="Standard"/>
      <text:list xml:id="list5130241142333987008" text:style-name="L19">
        <text:list-item>
          <text:p text:style-name="P36">Parser komplett geschrieben</text:p>
          <text:list>
            <text:list-item>
              <text:p text:style-name="P36">Basically Infix to Postfix, aber mit Funktionen</text:p>
            </text:list-item>
            <text:list-item>
              <text:p text:style-name="P36">Dictionary&lt;string, float&gt; für Variablen</text:p>
            </text:list-item>
            <text:list-item>
              <text:p text:style-name="P36">Funktionen, die die Input Expression bekommen, sich ihren Teil aus dem String ENTFERNEN und den Rest Plus den geparsten Wert ausgeben</text:p>
            </text:list-item>
            <text:list-item>
              <text:p text:style-name="P36">Lokale Token-Klasse, um Numbers (Operands) und Operators auseinanderzuhalten und sie in einen Stack packen zu können (abstrakte Token-Klasse)</text:p>
            </text:list-item>
            <text:list-item>
              <text:p text:style-name="P36">Gerüst geschrieben und immer weiter runter, bis ich irgendwann etwas testen konnte</text:p>
              <text:list>
                <text:list-item>
                  <text:p text:style-name="P36"><text:soft-page-break/>1. Die Parameterlisten von Funktionen</text:p>
                  <text:list>
                    <text:list-item>
                      <text:p text:style-name="P36">Von Klammer bis ZUGEHÖRIGER anderer Klammer</text:p>
                    </text:list-item>
                    <text:list-item>
                      <text:p text:style-name="P36">Für tatsächlichen Nutzen war aber gesamte ParseExpression-Funktion vonnöten, weil Parameter selbst vollständige Expressions sind</text:p>
                    </text:list-item>
                  </text:list>
                </text:list-item>
                <text:list-item>
                  <text:p text:style-name="P36">2. Identifier (Variablen und Funktionen)</text:p>
                  <text:list>
                    <text:list-item>
                      <text:p text:style-name="P36">String lesen, solange Buchstaben weitermachen</text:p>
                    </text:list-item>
                    <text:list-item>
                      <text:p text:style-name="P36">Wenn Klammer, dann Parameterliste getten</text:p>
                    </text:list-item>
                    <text:list-item>
                      <text:p text:style-name="P36">Sonst ist Name = Variablenname</text:p>
                    </text:list-item>
                    <text:list-item>
                      <text:p text:style-name="P36">Variablenlookup per Dictionary</text:p>
                    </text:list-item>
                    <text:list-item>
                      <text:p text:style-name="P36">Funktion aus switch, der dann die entsprechende Funktion callt</text:p>
                    </text:list-item>
                  </text:list>
                </text:list-item>
                <text:list-item>
                  <text:p text:style-name="P36">3. Numbers</text:p>
                  <text:list>
                    <text:list-item>
                      <text:p text:style-name="P36">Quasi eine Statemachine in form eines loops</text:p>
                    </text:list-item>
                    <text:list-item>
                      <text:p text:style-name="P36">Weiß, wie C#'s float.Parse es haben will</text:p>
                    </text:list-item>
                  </text:list>
                </text:list-item>
                <text:list-item>
                  <text:p text:style-name="P36">4. Operands (Numbers, Variables, Functions)</text:p>
                  <text:list>
                    <text:list-item>
                      <text:p text:style-name="P36">Alle + und – von vorne entfernen und als Faktor am Ende aufmultiplizieren</text:p>
                    </text:list-item>
                    <text:list-item>
                      <text:p text:style-name="P36">liest dann den ersten char und entscheidet, ob es eine number oder identifier wird</text:p>
                    </text:list-item>
                  </text:list>
                </text:list-item>
                <text:list-item>
                  <text:p text:style-name="P36">5. Operator (+, -, *, /, (, ))</text:p>
                  <text:list>
                    <text:list-item>
                      <text:p text:style-name="P36">Haben Preference (von geeksforgeeks) in lookup table</text:p>
                    </text:list-item>
                  </text:list>
                </text:list-item>
                <text:list-item>
                  <text:p text:style-name="P36">Am Ende, als die Infix-to-postfix-Sache fertig war, schnell noch die evaluierung geschrieben (einfach)</text:p>
                </text:list-item>
                <text:list-item>
                  <text:p text:style-name="P36">Problem mit Infinite Loop</text:p>
                  <text:list>
                    <text:list-item>
                      <text:p text:style-name="P36">Debugger benutzt, um herauszufinden, dass ich operator zwar gelesen habe, aber nicht vom string entfernt habe, sodass der selbe Operator stets gelesen und behandelt wurde</text:p>
                    </text:list-item>
                  </text:list>
                </text:list-item>
                <text:list-item>
                  <text:p text:style-name="P36">Code für Funktionen schöner gemacht</text:p>
                  <text:list>
                    <text:list-item>
                      <text:p text:style-name="P36">Mittels Func&lt;float&gt; und lambda</text:p>
                    </text:list-item>
                    <text:list-item>
                      <text:p text:style-name="P3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340150879489244392" text:style-name="L20">
        <text:list-item>
          <text:p text:style-name="P37">Probleme fixen</text:p>
          <text:list>
            <text:list-item>
              <text:p text:style-name="P37">Statt RemoveAllWhiteSpace, immer nur Trimmen (weil "s <text:s text:c="3"/>i <text:s/>n ( <text:s text:c="3"/>x)" nicht als "sin(x)" interpretiert werden sollte...</text:p>
            </text:list-item>
            <text:list-item>
              <text:p text:style-name="P37">Postfix evaluation geflippt (2 / 4 -&gt; 2, statt 0.5 </text:p>
            </text:list-item>
            <text:list-item>
              <text:p text:style-name="P37">Multiple Vorzeichen korrekt behandelt (neuen Bug eingeführt, wobei ich mein tempSign bei Benutzung nicht resettet hatte)</text:p>
            </text:list-item>
          </text:list>
        </text:list-item>
        <text:list-item>
          <text:p text:style-name="P37">Code aufgeräumt, indem ParseExpression in Einzelteile geschnitten wurde (prune, infix2postfix, evalpostfix)</text:p>
        </text:list-item>
        <text:list-item>
          <text:p text:style-name="P37">Logikfehler bei Methodenparametrern behoben ("pi() + 1" hat nur 3.14.. returned, weil es nie bis zum Rest gekommen ist)</text:p>
        </text:list-item>
        <text:list-item>
          <text:p text:style-name="P37">Namespace entfernt, in partial class verwandelt, weil functions und tokens in extradatei ordentlicher ist</text:p>
          <text:list>
            <text:list-item>
              <text:p text:style-name="P25">Functions als Objekte!!!!</text:p>
            </text:list-item>
            <text:list-item>
              <text:p text:style-name="P37">Kann GetAll(), um schöne Liste der Funktionen, ihrer Parameter und Beschreibungen zu <text:soft-page-break/>erstellen (Besser, als von Hand zu machen, was evtl nicht akkurat ist!)</text:p>
            </text:list-item>
            <text:list-item>
              <text:p text:style-name="P37">Hat war aus ~20 Zeilen ~150 gemacht, ist es aber wert</text:p>
            </text:list-item>
          </text:list>
        </text:list-item>
        <text:list-item>
          <text:p text:style-name="P37">Performancetests laufen lassen, weil besorgt, dass das alles vielleicht Rechenintensiv ist (oder zumindest memory)</text:p>
          <text:list>
            <text:list-item>
              <text:p text:style-name="P37">Inputstring mit addiertem Index 100 Mal laufen lassen(damit verschiedene inputs)</text:p>
            </text:list-item>
            <text:list-item>
              <text:p text:style-name="P37">Im Hintergrund rotierender Punkt</text:p>
            </text:list-item>
            <text:list-item>
              <text:p text:style-name="P37">Stottern würde auffallen </text:p>
            </text:list-item>
            <text:list-item>
              <text:p text:style-name="P37">Kein Stottern festgestellt</text:p>
            </text:list-item>
          </text:list>
        </text:list-item>
        <text:list-item>
          <text:p text:style-name="P37">Automatisierte Tests geschrieben (Nicht Unit-Tests)</text:p>
          <text:list>
            <text:list-item>
              <text:p text:style-name="P37">Erst Generieren von Kommazahlstrings</text:p>
            </text:list-item>
            <text:list-item>
              <text:p text:style-name="P37">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7">Mehr Probleme gefunden</text:p>
              <text:list>
                <text:list-item>
                  <text:p text:style-name="P37">z.B., dass atan2 nicht korrekt gelesen wurde, weil Zahlen nicht Teil von Identifiern sein konnten</text:p>
                </text:list-item>
                <text:list-item>
                  <text:p text:style-name="P37">Behoben, nur erstes Zeichen darf keine Zahl sein</text:p>
                </text:list-item>
                <text:list-item>
                  <text:p text:style-name="P37">"pi( )" hatte "ein Parameter", während "pi()" korrekt ausgeführt wurde</text:p>
                </text:list-item>
                <text:list-item>
                  <text:p text:style-name="P37">Auch recht einfach gefixt</text:p>
                </text:list-item>
              </text:list>
            </text:list-item>
            <text:list-item>
              <text:p text:style-name="P37">Dicken fetten Button zum Starten von 10000 Testläufen gemacht, die wenigen Fehler, die kamen dann manuell analysiert über das InputField</text:p>
              <text:list>
                <text:list-item>
                  <text:p text:style-name="P37">basically NaN wurde als Fehler interpretiert (richtig so), aber asin, acos, pow, exp, sqrt etc können sehr einfach entweder NaN oder Infinity produzieren</text:p>
                </text:list-item>
                <text:list-item>
                  <text:p text:style-name="P37">Als "Fehler" ausgenommen</text:p>
                </text:list-item>
                <text:list-item>
                  <text:p text:style-name="P37">Nun nur noch Division durch 0</text:p>
                </text:list-item>
                <text:list-item>
                  <text:p text:style-name="P37">Kommt in 1/10000 Fällen vor und ist kein "Fehler"</text:p>
                </text:list-item>
              </text:list>
            </text:list-item>
          </text:list>
        </text:list-item>
      </text:list>
      <text:p text:style-name="Standard"/>
      <text:p text:style-name="P4">26.11.19</text:p>
      <text:p text:style-name="Standard"/>
      <text:list xml:id="list1405575517215523493" text:style-name="L21">
        <text:list-item>
          <text:p text:style-name="P38">Expression Scripts DOCH wieder in eigenen Ordner geschoben</text:p>
        </text:list-item>
        <text:list-item>
          <text:p text:style-name="P26">Anfang UIMatrix</text:p>
          <text:list>
            <text:list-item>
              <text:p text:style-name="P38">Haufen UISprites in Photoshop erstellt</text:p>
              <text:list>
                <text:list-item>
                  <text:p text:style-name="P38">Eigentlich nur Hintergrund und ne Menge Outlines verschiedener Dicken</text:p>
                </text:list-item>
                <text:list-item>
                  <text:p text:style-name="P38">Hochaufgelöst (Pixels per Unit &gt; 100), weil ich das Matrix-Fenster zoombar machen will (und dafür sollten die Boxen scharf bleiben)</text:p>
                </text:list-item>
              </text:list>
            </text:list-item>
            <text:list-item>
              <text:p text:style-name="P38">Neue Szene mal wieder</text:p>
            </text:list-item>
            <text:list-item>
              <text:p text:style-name="P38">UIMatrix GameObject erstellt, Hierarchie gemacht, angefangen mit Skript</text:p>
            </text:list-item>
            <text:list-item>
              <text:p text:style-name="P38">Neue Farben beim ColorScheme hinzugefügt</text:p>
            </text:list-item>
            <text:list-item>
              <text:p text:style-name="P38">Skript kann bis jetzt</text:p>
              <text:list>
                <text:list-item>
                  <text:p text:style-name="P38">Die tatsächliche Matrix aus 16 Strings berechnen</text:p>
                </text:list-item>
                <text:list-item>
                  <text:p text:style-name="P38">Besagte Matrix darstellen</text:p>
                </text:list-item>
                <text:list-item>
                  <text:p text:style-name="P26">Die 16 Felder zum Darstellen generieren (Basically, was ich schon im Praktikum gemacht hab... viel RectTransform.sizeDelta etc)</text:p>
                  <text:list>
                    <text:list-item>
                      <text:p text:style-name="P38">Musste ein bisschen Debuggen, weil ich dank Autocomplete falsche Namen hatte und einmal ein falsches Parameter in eine Methode gepasst hab</text:p>
                    </text:list-item>
                    <text:list-item>
                      <text:p text:style-name="P38">Interessantes (kleines) Problem: RectTransform Anchors haben (0,0) UNTEN links, aber [0, 0] (bzw [0]) in meinen Matrizen soll oben links sein (3-y)</text:p>
                    </text:list-item>
                    <text:list-item>
                      <text:p text:style-name="P38">Viel new GameObject("name", typeof(Bla), typeof(BlaBla));</text:p>
                    </text:list-item>
                  </text:list>
                </text:list-item>
              </text:list>
            </text:list-item>
            <text:list-item>
              <text:p text:style-name="P38">Hatte, bevor ich die Felder komplett generieren konnte, schon den Code für's Laden der <text:soft-page-break/>Farben geschrieben und dabei eine "<text:span text:style-name="T1">Phantom-NullRefException</text:span>" gesucht</text:p>
              <text:list>
                <text:list-item>
                  <text:p text:style-name="P38">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7819779828549181339" text:style-name="L22">
        <text:list-item>
          <text:p text:style-name="P39">Unity gestartet, paar Veränderungen gemacht, Playmode und NULLREF</text:p>
          <text:list>
            <text:list-item>
              <text:p text:style-name="P39">ColourScheme.current war null</text:p>
              <text:list>
                <text:list-item>
                  <text:p text:style-name="P39">Oder eher Resources.FindAllObjectsOfType&lt;ColourScheme&gt; hatte 0 Elemente, sodass der Zugriff auf's 0te Element eine IndexOutOfBoundsException verursacht hat</text:p>
                </text:list-item>
                <text:list-item>
                  <text:p text:style-name="P39">Problem: Besagte Methode FINDET nur Sachen, die bereits geladen sind</text:p>
                </text:list-item>
                <text:list-item>
                  <text:p text:style-name="P39">Fix: Entweder das ScriptableObject ein Mal im Editor anklicken (sodass es im Inspector landet) ODER eine Referenz zum Objekt in der Szene</text:p>
                </text:list-item>
                <text:list-item>
                  <text:p text:style-name="P39">Also ScriptableObjectLoader erstellt, der NUR ein Array von ScriptableObjects hat und sonst absolut NICHTS. Fixt das Problem trotzdem.</text:p>
                </text:list-item>
              </text:list>
            </text:list-item>
            <text:list-item>
              <text:p text:style-name="P39">Zudem dem ColorScheme ein NamensEnum gegeben, sodass ich sicherstellen kann, dass ich (sollte ich mehrere ColourSchemes haben) definitiv das Default Dark lade</text:p>
              <text:list>
                <text:list-item>
                  <text:p text:style-name="P39">Plus ich kann per enum getten</text:p>
                </text:list-item>
              </text:list>
            </text:list-item>
          </text:list>
        </text:list-item>
        <text:list-item>
          <text:p text:style-name="P39">Visuelle Anpassungen</text:p>
          <text:list>
            <text:list-item>
              <text:p text:style-name="P39">Label ist jetzt weiß mit leichtem Drop Shadow (à la Blender)</text:p>
            </text:list-item>
            <text:list-item>
              <text:p text:style-name="P39">Die Felder sind jetzt auch abgerundet</text:p>
            </text:list-item>
            <text:list-item>
              <text:p text:style-name="P39">Die Rundung hat einen noch kleineren Radius bekommen</text:p>
            </text:list-item>
            <text:list-item>
              <text:p text:style-name="P39">Duplikate meines Arial TMP FontAssets, damit die Schriftart optimal für ihren jeweiligen Zweck aussieht (Label und Felder z.B.)</text:p>
            </text:list-item>
            <text:list-item>
              <text:p text:style-name="P39">Statt understreichen des Texts, anpassen der Hintergrundfarbe (am Ende die Hintergründe einfach in Buttons verwandelt...)</text:p>
            </text:list-item>
          </text:list>
        </text:list-item>
        <text:list-item>
          <text:p text:style-name="P39">Buttons für die Matrix</text:p>
          <text:list>
            <text:list-item>
              <text:p text:style-name="P39">Auf Papier "prototyped"</text:p>
            </text:list-item>
            <text:list-item>
              <text:p text:style-name="P39">Werden auch generiert (mehr new GameObject("asdf", typeof(BLABLA)...))</text:p>
            </text:list-item>
            <text:list-item>
              <text:p text:style-name="P39">Neue UI-Texturen: Ein Kreis und ein "a" (das "a" ist nur temporär)</text:p>
            </text:list-item>
            <text:list-item>
              <text:p text:style-name="P39">Wieder gelernt, dass das Verändern von RectTransforms (spezifisch der Größe) nicht UNBEDINGT in die Instanzen, die schon in der Szene existieren, übertragen wird)</text:p>
            </text:list-item>
            <text:list-item>
              <text:p text:style-name="P39">Mehr Extensions</text:p>
              <text:list>
                <text:list-item>
                  <text:p text:style-name="P39">RectTransform auf Punkt setten (statt fill)</text:p>
                </text:list-item>
                <text:list-item>
                  <text:p text:style-name="P39">ColorFadeTransition setten</text:p>
                </text:list-item>
              </text:list>
            </text:list-item>
          </text:list>
        </text:list-item>
        <text:list-item>
          <text:p text:style-name="P39">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7885696696139106956" text:style-name="L23">
        <text:list-item>
          <text:p text:style-name="P40">Scriptable Object für UI-Sprites</text:p>
          <text:list>
            <text:list-item>
              <text:p text:style-name="P40">Getten per enum</text:p>
            </text:list-item>
            <text:list-item>
              <text:p text:style-name="P40">Wollte erst die Liste autogeneriert machen, damit es keine Duplikate geben kann und jedes enum drin ist</text:p>
            </text:list-item>
            <text:list-item>
              <text:p text:style-name="P40">Hab mich dann dran erinnert, dass das nicht-trivial ist und mich einfach für ein Custom Serialized Object mit eigenem PropertyDrawer entschieden, weil es einfacher war</text:p>
            </text:list-item>
            <text:list-item>
              <text:p text:style-name="P40"><text:soft-page-break/>Habe aber später gelernt, warum das bei mir auf Arbeit so war: Weil ich, als ich mehr Sprites eingefügt habe, die enums zusammengruppiert habe</text:p>
            </text:list-item>
            <text:list-item>
              <text:p text:style-name="P40">Dadurch ist alles durcheinandergeraten (unity serialized enums als integer)</text:p>
            </text:list-item>
            <text:list-item>
              <text:p text:style-name="P40">Glücklicherweise habe ich Warnungen eingebaut, sodass ich sofort wusste, dass und was schiefgelaufen war</text:p>
            </text:list-item>
          </text:list>
        </text:list-item>
        <text:list-item>
          <text:p text:style-name="P40">Sprites angepasst, bis sie gut aussahen (Fetter machen mittels Stroke in Photoshop)</text:p>
        </text:list-item>
        <text:list-item>
          <text:p text:style-name="P40">Angefangen, ein Paar der Buttons tatsächlich Funktion zu geben</text:p>
          <text:list>
            <text:list-item>
              <text:p text:style-name="P40">Transpose (Stringarray transponieren, Matrix neu berechnen. Kein Problem.)</text:p>
            </text:list-item>
            <text:list-item>
              <text:p text:style-name="P40">Inverse (Wenn invertierbar, dann Matrix invertieren, Variablen löschen und neue Werte in Stringfelder eintragen)</text:p>
            </text:list-item>
            <text:list-item>
              <text:p text:style-name="P40">Identity (Variablen löschen, matrix identity setten)</text:p>
            </text:list-item>
          </text:list>
        </text:list-item>
        <text:list-item>
          <text:p text:style-name="P40">Ungültige Werte (Infinity, NaN, Fehler bei der Berechnung (Exception)) werden nun ROT dargestellt (aus Farbschema)</text:p>
        </text:list-item>
        <text:list-item>
          <text:p text:style-name="P40">Wenn Nachkommastellen vorhanden, dann alle Nullen hinten entfernen, den Punkt auch, wenn keine übrig sind.</text:p>
        </text:list-item>
        <text:list-item>
          <text:p text:style-name="P40">Framework für Variablen eingebaut</text:p>
          <text:list>
            <text:list-item>
              <text:p text:style-name="P40">Im Anschluss mich entschieden, das alles in ein separates MonoBehavior auszulagern, weil das noch mal so kompliziert wird und ich meine Klassen gern überschaubar halte</text:p>
            </text:list-item>
          </text:list>
        </text:list-item>
        <text:list-item>
          <text:p text:style-name="P40">Prefab restrukturiert</text:p>
          <text:list>
            <text:list-item>
              <text:p text:style-name="P40">Weg von Maske und Hintergründen unabhängig vom Inhalt. Das gesamte Ding ist nun Maskiert und jeder Bereich ist sein eigener Hintergrund</text:p>
            </text:list-item>
          </text:list>
        </text:list-item>
        <text:list-item>
          <text:p text:style-name="P40">Noch ein paar mehr Extensions zum Setten von ColorBlocks bei Transitions (eine Farbe, die sich nie ändert, eine Farbe für alles außer disabled)</text:p>
        </text:list-item>
      </text:list>
      <text:p text:style-name="Standard"/>
      <text:p text:style-name="P4">29.11.19</text:p>
      <text:p text:style-name="Standard"/>
      <text:list xml:id="list8807845773010828786" text:style-name="L24">
        <text:list-item>
          <text:p text:style-name="P41">Matrix kann nun auch durch Matrix gesetzt werden (Hat Code-Duplication LEICHT reduziert)</text:p>
        </text:list-item>
        <text:list-item>
          <text:p text:style-name="P41">Mehr Extensions</text:p>
          <text:list>
            <text:list-item>
              <text:p text:style-name="P41">Color.WithHalfAlpha für einfacheres halb-alpha einfärben</text:p>
            </text:list-item>
            <text:list-item>
              <text:p text:style-name="P41">RectTransform.SetSizeDelta(x, y), nur x, nur y</text:p>
              <text:list>
                <text:list-item>
                  <text:p text:style-name="P41">Hatte nämlich aus versehen mich einmal vertippt und sizeDelta = new Vector2(sizeDelta.<text:span text:style-name="T2">Y</text:span>, newHeight)</text:p>
                </text:list-item>
                <text:list-item>
                  <text:p text:style-name="P41">Davon abgesehen, ist es kürzer</text:p>
                </text:list-item>
              </text:list>
            </text:list-item>
          </text:list>
        </text:list-item>
        <text:list-item>
          <text:p text:style-name="P41">Invert Button wird nun deaktiviert, wenn die Matrix nicht-invertierbar ist.</text:p>
          <text:list>
            <text:list-item>
              <text:p text:style-name="P41">Dazu wird nun auch beachtet, dass die berechnete Matrix eventuell nicht der dargestellten enspricht</text:p>
            </text:list-item>
          </text:list>
        </text:list-item>
        <text:list-item>
          <text:p text:style-name="P41">Headerfarbe wird nun auch bei renaming rekoloriert</text:p>
        </text:list-item>
        <text:list-item>
          <text:p text:style-name="P41">Matrix-Trailing-Zero-Removal gefixt (hatte WENN NULLEN, selbige und den nächstletzten char entfernt. Das war offenbar falsch)</text:p>
        </text:list-item>
        <text:list-item>
          <text:p text:style-name="P41">Variable Container</text:p>
          <text:list>
            <text:list-item>
              <text:p text:style-name="P41">MAX_VARIABLE_COUNT (weil unendlich nach einer schlechten Idee klingt...)</text:p>
            </text:list-item>
            <text:list-item>
              <text:p text:style-name="P41">Erst Retract/Expand (mit Arrow Spinning implementiert)</text:p>
            </text:list-item>
            <text:list-item>
              <text:p text:style-name="P41">Usability verbessert, indem nicht nur Arrow zum Expand-Togglen, sondern der gesamte varContainerHeader</text:p>
            </text:list-item>
            <text:list-item>
              <text:p text:style-name="P41">Klasse UIVariableField erstellt, welche sich im die InputFields kümmert. </text:p>
            </text:list-item>
            <text:list-item>
              <text:p text:style-name="P27">VariableField statt new GameObject mittels Template GameObject</text:p>
              <text:list>
                <text:list-item>
                  <text:p text:style-name="P41">Wird deaktiviert bei Init und re-instanziiert, wenn ein neues Feld benötigt wird</text:p>
                </text:list-item>
                <text:list-item>
                  <text:p text:style-name="P41">Ging wesentlich schneller als das komplette Generieren</text:p>
                </text:list-item>
              </text:list>
            </text:list-item>
            <text:list-item>
              <text:p text:style-name="P41"><text:soft-page-break/>ColorScheme hat auch custom Farbe für selection</text:p>
            </text:list-item>
            <text:list-item>
              <text:p text:style-name="P41">Usability verbesert, indem die Hover-/Click-Colors für die InputFields progressiv dunkler werden, statt heller. War ein bisschen schwer, sonst den Text zu lesen</text:p>
            </text:list-item>
            <text:list-item>
              <text:p text:style-name="P41">Usability verbesser, indem bei Variablen-Namensproblemen die erste valid bleibt, die anderen aber invalid werden. Vorher waren alle mehrfach vorhandenen invalid</text:p>
            </text:list-item>
            <text:list-item>
              <text:p text:style-name="P41">Herausgefunden, dass bei TMP InputField direkt text setten scheinbar NICHT onEndEdit invoked... (manuelles invoken, wenn init mit values von variable fields)</text:p>
            </text:list-item>
            <text:list-item>
              <text:p text:style-name="P41">Usability (?) verbesert, indem label für variable container anzeigt, wie viele Variablen vorhanden sind</text:p>
            </text:list-item>
            <text:list-item>
              <text:p text:style-name="P41">BugFix, weil ich bei all dem Adden und Editen vergessen hatte, beim Removen alles wieder zu resizen</text:p>
            </text:list-item>
            <text:list-item>
              <text:p text:style-name="P41">Usability verbessert, indem valider varName aber leerer float-string als 0 interpretiert wird (statt als error)</text:p>
            </text:list-item>
            <text:list-item>
              <text:p text:style-name="P41">Editing per skript auch implementiert und getestet</text:p>
              <text:list>
                <text:list-item>
                  <text:p text:style-name="P41">Debug-Keys auf Numpad verschoben, weil Zahlen und Namen eingeben Debugfunktionen getriggert hat..</text:p>
                </text:list-item>
              </text:list>
            </text:list-item>
            <text:list-item>
              <text:p text:style-name="P41">Usability verbessert, indem input field overflow auf scroll rect gestellt wurde</text:p>
            </text:list-item>
            <text:list-item>
              <text:p text:style-name="P41">Bug gefixt, wo variable fields editable instanziiert wurden, auch wenn die matrix nicht editierbar war</text:p>
            </text:list-item>
          </text:list>
        </text:list-item>
      </text:list>
      <text:p text:style-name="Standard"/>
      <text:p text:style-name="P4">30.11.19</text:p>
      <text:p text:style-name="Standard"/>
      <text:list xml:id="list9095040052037076705" text:style-name="L25">
        <text:list-item>
          <text:p text:style-name="P42">m_editable ist nun zu enum "Editability" geworden</text:p>
          <text:list>
            <text:list-item>
              <text:p text:style-name="P42">Brauchte FULL, VARVALUESONLY, NONE</text:p>
            </text:list-item>
            <text:list-item>
              <text:p text:style-name="P42">Full für "freien Modus"</text:p>
            </text:list-item>
            <text:list-item>
              <text:p text:style-name="P42">Var Values Only für normalen Modus fast alle Matrizen</text:p>
            </text:list-item>
            <text:list-item>
              <text:p text:style-name="P42">None für normalen Modus Kamera Position und Rotation</text:p>
            </text:list-item>
          </text:list>
        </text:list-item>
        <text:list-item>
          <text:p text:style-name="P42">UISprites refactored</text:p>
          <text:list>
            <text:list-item>
              <text:p text:style-name="P42">Vorher: Get via Enum</text:p>
            </text:list-item>
            <text:list-item>
              <text:p text:style-name="P42">Jetzt: Wie ColorScheme, direktes Ansprechen der Spritevariable</text:p>
            </text:list-item>
            <text:list-item>
              <text:p text:style-name="P42">Dadurch auch UISprite und dessen CustomPropertyDrawer gekillt</text:p>
            </text:list-item>
            <text:list-item>
              <text:p text:style-name="P42">Vorteil: Keine Duplikate mehr möglich, neue Sprites hinzufügen (oder alte enums entfernen) riskiert nicht mehr, alles zu ruinieren (weil unity enums als int serialized)</text:p>
            </text:list-item>
            <text:list-item>
              <text:p text:style-name="P42">Vorteil: Statt UISprites.Get(UISprites.ID.MatrixLeft) jetzt UISprites.matrixLeft</text:p>
            </text:list-item>
            <text:list-item>
              <text:p text:style-name="P42">Alles static als Singleton...</text:p>
            </text:list-item>
          </text:list>
        </text:list-item>
        <text:list-item>
          <text:p text:style-name="P42">UIMatrix Renaming implementiert</text:p>
          <text:list>
            <text:list-item>
              <text:p text:style-name="P42">Label und Drop Shadow disablen, InputField enablen, EventSystem.current.SetSelectedGameObject(inputfFeld)</text:p>
            </text:list-item>
            <text:list-item>
              <text:p text:style-name="P42">onEndEdit: Trimmen, Länge checken, Namen updaten, normalen Zustand wiederherstellen</text:p>
            </text:list-item>
          </text:list>
        </text:list-item>
        <text:list-item>
          <text:p text:style-name="P42">Vorbereitung für Zusammenführen von allen (dauert wohl doch noch ein Bisschen)</text:p>
          <text:list>
            <text:list-item>
              <text:p text:style-name="P42">Die alten rounded UI-Textures (ganz vom Anfang) gelöscht, Inverse von meinen guten zwei rounded Texturen erstellt</text:p>
            </text:list-item>
            <text:list-item>
              <text:p text:style-name="P42">VertexMain in MatrixScreen umbenannt </text:p>
              <text:list>
                <text:list-item>
                  <text:p text:style-name="P42">Statt "Vertex" und "Fragment" möchte ich die App in "Matrices" und "Lighting Models" teilen</text:p>
                </text:list-item>
              </text:list>
            </text:list-item>
          </text:list>
        </text:list-item>
        <text:list-item>
          <text:p text:style-name="P42">Herausgefunden, dass meine Darstellung und die tatsächlichen Matrizen relativ transponiert waren</text:p>
          <text:list>
            <text:list-item>
              <text:p text:style-name="P42">Eine Matrix4x4 mit 4 Vector4s erstellen, lässt vermuten, dass die Vektoren Zeilenvektoren sind, es sind aber tatsächlich Spaltenvektoren</text:p>
            </text:list-item>
            <text:list-item>
              <text:p text:style-name="P42"><text:soft-page-break/>Die string-Matrix wurde aber korrekt in die Felder übertragen</text:p>
            </text:list-item>
            <text:list-item>
              <text:p text:style-name="P42">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2">Möchte, dass die Kamera nicht wissen muss, wie die Variable für die x-Position heißt, sondern UIMatrixConfig.CamPosMatrix.xPosParamName aufrufen kann</text:p>
            </text:list-item>
            <text:list-item>
              <text:p text:style-name="P42">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2690893674474439039" text:style-name="L26">
        <text:list-item>
          <text:p text:style-name="P43">Bug in UIMatrixConfig gefixt, bei dem ich vergessen hatte, das Dictionary zu initialisieren (es war noch null). Keine Ahnung, wie das gestern keine NullRefException geworfen hat (oder ich hab es nur übersehen)</text:p>
        </text:list-item>
        <text:list-item>
          <text:p text:style-name="P43">Initialisierung via config implementiert</text:p>
          <text:list>
            <text:list-item>
              <text:p text:style-name="P43">Initialisierung nimmt nun auch einen string als namen für den Init, ob der Variable Container expanded sein soll und ein IEnumerable&lt;VarPreset&gt; als Default-Variablen</text:p>
            </text:list-item>
          </text:list>
        </text:list-item>
        <text:list-item>
          <text:p text:style-name="P43">Sprite für Config hinzugefügt (Zahnrad)</text:p>
          <text:list>
            <text:list-item>
              <text:p text:style-name="P43">Wechsel weg vom Enum war eine gute Idee</text:p>
            </text:list-item>
          </text:list>
        </text:list-item>
        <text:list-item>
          <text:p text:style-name="P29">Button-Creation-Code überarbeitet</text:p>
          <text:list>
            <text:list-item>
              <text:p text:style-name="P43">Hatte vorher eine SEHR lange Signatur, hab das ganze nun, da es eh eine lokale Methode war, mit ein paar lokalen Variablen verkürzt</text:p>
            </text:list-item>
          </text:list>
        </text:list-item>
        <text:list-item>
          <text:p text:style-name="P43">Bug gefixt, wo beim Renaming einer Matrix, wenn das Feld am Ende leer war, NICHT das erwartete Verhalten eintrat (Namen nicht ändern, Inputfield trotzdem schließen)</text:p>
          <text:list>
            <text:list-item>
              <text:p text:style-name="P43">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3">Matrix Configs haben jetzt Descriptions</text:p>
        </text:list-item>
        <text:list-item>
          <text:p text:style-name="P43"><text:span text:style-name="T1">BottomLog</text:span> erstellt, weil die Descriptions DORT dargestellt werden sollen (Müssen ja irgendwo stehen, wenn man die Wahl treffen will)</text:p>
          <text:list>
            <text:list-item>
              <text:p text:style-name="P43">Momentan eine Menge Placeholder-Code, aber es wird noch. Das Display am unteren Bildschirmrand funktioniert definitiv schon einmal</text:p>
            </text:list-item>
            <text:list-item>
              <text:p text:style-name="P43">Soll später ein tatsächliches Log haben, wo man eventuelle Fehlermeldungen (z.B. wenn ein User-Modell nicht geladen werden konnte) nachlesen kann</text:p>
            </text:list-item>
            <text:list-item>
              <text:p text:style-name="P43">Soll auch einen Tracker haben, damit man weiß, wie viele Fehler z.B. passiert sind</text:p>
            </text:list-item>
          </text:list>
        </text:list-item>
        <text:list-item>
          <text:p text:style-name="P43"><text:span text:style-name="T1">UIMatrixConfigPicker</text:span> erstellt</text:p>
          <text:list>
            <text:list-item>
              <text:p text:style-name="P43">Wollte erst ein fancy Fullscreenmenü machen, dachte mir aber, dass es ÜBERHAUPT nicht passt, also habe ich mich für ein normales Foldout (?) entschieden</text:p>
              <text:list>
                <text:list-item>
                  <text:p text:style-name="P43">Selbst programmiert natürlich</text:p>
                </text:list-item>
              </text:list>
            </text:list-item>
            <text:list-item>
              <text:p text:style-name="P43">Hovern über einer Option zeigt die Beschreibung im BottomLog an</text:p>
            </text:list-item>
            <text:list-item>
              <text:p text:style-name="P43">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3">Buttons haben wechselnde Hintergrundfarbe, um unterscheidbar zu sein (UI/UX-Design yo)</text:p>
            </text:list-item>
            <text:list-item>
              <text:p text:style-name="P43">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3">Mehr Matrix Configs erstellt</text:p>
          <text:list>
            <text:list-item>
              <text:p text:style-name="P43">Rotation in Euler Rotation (ZXY) umbenannt, weil mehr Rotationsmatrizen gekommen sind</text:p>
              <text:list>
                <text:list-item>
                  <text:p text:style-name="P43">X, Y und Z Euler</text:p>
                </text:list-item>
                <text:list-item>
                  <text:p text:style-name="P43">Plan: Die Vektorbasisangelegenheit, wie auch immer der richtige Begriff dafür ist. (View-Matrix)</text:p>
                </text:list-item>
                <text:list-item>
                  <text:p text:style-name="P43">Plan für noch mehr Matrizen (Projection definitiv, LookAt für manuellen Modus)</text:p>
                </text:list-item>
              </text:list>
            </text:list-item>
          </text:list>
        </text:list-item>
        <text:list-item>
          <text:p text:style-name="P43">Usability bzw LernEffekt: Flash für geupdatete Matrixfelder</text:p>
          <text:list>
            <text:list-item>
              <text:p text:style-name="P43">Implementiert, indem der string vorher und nachher verglichen wird. Wird es also nicht merken, wenn der Wert von 0.0001 auf 0.0002 geht</text:p>
            </text:list-item>
            <text:list-item>
              <text:p text:style-name="P43"><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3">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29791737700591682" text:style-name="L27">
        <text:list-item>
          <text:p text:style-name="P44">Mehr BottomLog</text:p>
          <text:list>
            <text:list-item>
              <text:p text:style-name="P44">Nachrichten können jetzt getimed sein (für kurze "Fehler"-meldungen z.B.)</text:p>
            </text:list-item>
          </text:list>
        </text:list-item>
        <text:list-item>
          <text:p text:style-name="P44">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4">Matrix transponieren/invertieren spiegelt sich nun im Namen der Matrix wieder</text:p>
          <text:list>
            <text:list-item>
              <text:p text:style-name="P44">Wenn zwei mal transponieren, ist der Name wieder normal</text:p>
            </text:list-item>
            <text:list-item>
              <text:p text:style-name="P44">Aber, wenn das "(Transposed)" auch nur ein kleines bisschen verändert wird, steht zwei mal "(Transposed)" da...</text:p>
            </text:list-item>
            <text:list-item>
              <text:p text:style-name="P44">Ist aber egal...</text:p>
            </text:list-item>
          </text:list>
        </text:list-item>
        <text:list-item>
          <text:p text:style-name="P44">Matrix auf Identity setten benennt sie "New Matrix"</text:p>
          <text:list>
            <text:list-item>
              <text:p text:style-name="P44">ABER Identity-config laden nennt sie "Identity" (Identity Config erstellt)</text:p>
            </text:list-item>
          </text:list>
        </text:list-item>
        <text:list-item>
          <text:p text:style-name="P44">Button-Hover BottomLog Teil aus Configpicker extrahiert und als eigenes (etwas generischeres) Skript neu geboren</text:p>
          <text:list>
            <text:list-item>
              <text:p text:style-name="P44">Wird nun von Pickerbuttons und Matrix Control-Buttons verwendet</text:p>
            </text:list-item>
          </text:list>
        </text:list-item>
        <text:list-item>
          <text:p text:style-name="P44">Extensions für Uniform LocalScale eines Transforms. Beschwert sich, wenn die Scale nicht uniform ist und gibt dann den Durchschnitt aus</text:p>
        </text:list-item>
        <text:list-item>
          <text:p text:style-name="P44">Integration vorbereitet</text:p>
          <text:list>
            <text:list-item>
              <text:p text:style-name="P44">MatrixScreen instanziiert nun Matrix</text:p>
            </text:list-item>
            <text:list-item>
              <text:p text:style-name="P44">UIMatrix hat Referenz zu nonserialized public MatrixScreen und ruft die entsprechenden Methoden (MoveLeft, MoveRight, ...) (nur Skelette momentan) auf (mit Nullcheck, damit die Testszene nicht kaputtgeht)</text:p>
            </text:list-item>
            <text:list-item>
              <text:p text:style-name="P44">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4">GameObjectEnabler, damit ich manche Canvases, die wichtige Setups in Awake machen, <text:soft-page-break/>trotzdem in der Szene disablen kann, ohne jedes Mal beim PlayMode entern Fehler zu bekommen</text:p>
        </text:list-item>
        <text:list-item>
          <text:p text:style-name="P44">Config Picker verhält sich jetzt noch mehr wie ein Foldout, indem der verbleibende Platz links/rechts/oben/unten in Betracht gezogen wird, wenn die Box erscheint (Pivot wird gesetzt)</text:p>
        </text:list-item>
        <text:list-item>
          <text:p text:style-name="P44">Sehr <text:span text:style-name="T1">müde/fertig</text:span> (und leichte Kopfschmerzen) aus irgendeinem Grund (gestern Nacht bei Druckergeräuschen geschlafen -&gt; nicht gut erholt?), daher könnten die Notizen von heute ein wenig komisch sein</text:p>
          <text:list>
            <text:list-item>
              <text:p text:style-name="P44">Hab auch nicht so viel geschafft heute...</text:p>
            </text:list-item>
          </text:list>
        </text:list-item>
      </text:list>
      <text:p text:style-name="Standard"/>
      <text:p text:style-name="P4">03.12.19</text:p>
      <text:p text:style-name="P4"/>
      <text:list xml:id="list4991231330080450020" text:style-name="L28">
        <text:list-item>
          <text:p text:style-name="P45">Alle UIMatrix... Skripte in "UIMatrices" namespace geschoben und den Präfix vom Skriptnamen entfernt (erinnerte mich an Praktikum mit SpeechMinigame etc)</text:p>
          <text:list>
            <text:list-item>
              <text:p text:style-name="P45">Nur Config durfte MatrixConfig heißen (UI ist trozudem weg)</text:p>
            </text:list-item>
          </text:list>
        </text:list-item>
        <text:list-item>
          <text:p text:style-name="P45"><text:span text:style-name="T1">Matrix Field Viewer und Editor</text:span> (nicht UnityEditor oder CustomEditor, blöde Namen...)</text:p>
          <text:list>
            <text:list-item>
              <text:p text:style-name="P45">Ist auf der Overlay Canvas zu finden</text:p>
            </text:list-item>
            <text:list-item>
              <text:p text:style-name="P45">"Field Viewer" hat "Field Viewer Fields" (TOLLE Namen...), welche den berechneten Wert im gleichen Farbschema der Matrix und die dazugehörige Expression darstellen, sowie die Button-Klicks an den Viewer weiterleiten</text:p>
            </text:list-item>
            <text:list-item>
              <text:p text:style-name="P45">Generationscode für Viewer fields ist SELBER wie in UIMatrix, lohnt sich aber nicht, herauszuabstrahieren für reduzierte Code-Duplication...</text:p>
            </text:list-item>
            <text:list-item>
              <text:p text:style-name="P45">Expression evaluaten und in eingefärbden String verwandeln ist jetzt public Methode der UIMatrix, damit der Viewer sie auch benutzen kann (kleines Bisschen Refactoring...)</text:p>
            </text:list-item>
            <text:list-item>
              <text:p text:style-name="P45">UIMatrix[i] (instanzmethode) gibt nun direkten read-only-Zugriff auf die Expressions</text:p>
            </text:list-item>
            <text:list-item>
              <text:p text:style-name="P45">Color.AlphaOver Extension (kurz darüber nachgedacht, wie Alpha-Kanal gehandlet werden muss, habe ich für geclampte Summe entschieden, scheint korrekt zu sein für's erste...)</text:p>
            </text:list-item>
            <text:list-item>
              <text:p text:style-name="P45">Versucht Array.IndexOf-Extension zu schreiben, aber scheinbar ist == mit T und T nicht erlaubt?</text:p>
            </text:list-item>
            <text:list-item>
              <text:p text:style-name="P45">Editor in einem Stück geschrieben und lief sogar beim ersten Test (es ist jetzt 4:30)</text:p>
              <text:list>
                <text:list-item>
                  <text:p text:style-name="P45">Kleine Probleme wie nur Teilweise geladene Farben etc und das Layout ist auch noch nicht perfekt, aber es funktioniert (scheinbar. Nur ein Mal ganz kurz getestet...)</text:p>
                </text:list-item>
              </text:list>
            </text:list-item>
          </text:list>
        </text:list-item>
        <text:list-item>
          <text:p text:style-name="P45"><text:span text:style-name="T1">Riesiger Haufen Code heute, nur 4 Commits </text:span>(2 von denen sind minimal...) und nur das bisschen Bericht hier...</text:p>
          <text:list>
            <text:list-item>
              <text:p text:style-name="P45">Design auf Papier (wie bisher auch schon immer)</text:p>
            </text:list-item>
          </text:list>
        </text:list-item>
        <text:list-item>
          <text:p text:style-name="P45"><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5"><text:span text:style-name="T1">Idee : Foldouts (Config Picker) abstrahieren</text:span>, weil ich sie eventuell noch öfter brauche...</text:p>
          <text:list>
            <text:list-item>
              <text:p text:style-name="P45">Statt ConfigPicker.Open eher Foldout.Create(...)</text:p>
            </text:list-item>
          </text:list>
        </text:list-item>
      </text:list>
      <text:p text:style-name="Standard"/>
      <text:p text:style-name="P7">04.12.19</text:p>
      <text:p text:style-name="Standard"/>
      <text:list xml:id="list5212595591368388157" text:style-name="L29">
        <text:list-item>
          <text:p text:style-name="P31">MEILENSTEIN: UIMatrix ist basically fertig</text:p>
          <text:list>
            <text:list-item>
              <text:p text:style-name="P46">Den Variable Editor von gestern fertiggestellt</text:p>
              <text:list>
                <text:list-item>
                  <text:p text:style-name="P46">Alles, was Farben braucht, hat jetzt Farben</text:p>
                </text:list-item>
                <text:list-item>
                  <text:p text:style-name="P46">Die Buttons sind korrekt gespaced</text:p>
                </text:list-item>
                <text:list-item>
                  <text:p text:style-name="P46">Die Buttons sind jetzt auf einem ScrollView (ScrollRect), weil bei 640x480 nicht <text:soft-page-break/>alle auf den Bildschirm gepasst haben</text:p>
                </text:list-item>
                <text:list-item>
                  <text:p text:style-name="P46">Für Usability und hübsches Design bleiben die Header immer sichtbar oben</text:p>
                </text:list-item>
              </text:list>
            </text:list-item>
          </text:list>
        </text:list-item>
        <text:list-item>
          <text:p text:style-name="P46">Als nächstes : Die "MatrixGroups" und dass der MatrixScreen die Matrices benutzt und weighted (hätte es gern auch an den Matritzen sichtbar, wie sie geweighted sind)</text:p>
        </text:list-item>
        <text:list-item>
          <text:p text:style-name="P46">Und für Usability es ermöglicht, Funktionen auch mit Leerzeichen zwischen Namen und Parameterliste aufzurufen </text:p>
          <text:list>
            <text:list-item>
              <text:p text:style-name="P46">Vorher nur "sin(x)" oder "sin( <text:s text:c="3"/>x <text:s text:c="2"/>)"</text:p>
            </text:list-item>
            <text:list-item>
              <text:p text:style-name="P46">Jetzt auch "sin <text:s text:c="3"/>(x)"</text:p>
            </text:list-item>
          </text:list>
        </text:list-item>
      </text:list>
      <text:p text:style-name="Standard"/>
      <text:p text:style-name="P7">05.12.19</text:p>
      <text:p text:style-name="Standard"/>
      <text:list xml:id="list59455987451402" text:style-name="L30">
        <text:list-item>
          <text:p text:style-name="P47">InputSystem</text:p>
          <text:list>
            <text:list-item>
              <text:p text:style-name="P47">2 subclasses: subscription und keyevent</text:p>
            </text:list-item>
            <text:list-item>
              <text:p text:style-name="P47">benutzt stack, nur top bekommt the events gesendet</text:p>
            </text:list-item>
            <text:list-item>
              <text:p text:style-name="P47">sehr praktisch für layered ui. jede ebene subscribed, wenn sie geöffnet wird und unsubscribed, wenn sie wieder geschlossen wird</text:p>
            </text:list-item>
            <text:list-item>
              <text:p text:style-name="P47">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7">foldouts aus config picker herausabstrahiert</text:p>
          <text:list>
            <text:list-item>
              <text:p text:style-name="P47">benutzen größtenteils den selben code, bekommen aber die details für die buttons von außen (buttonsetup-klasse)</text:p>
            </text:list-item>
            <text:list-item>
              <text:p text:style-name="P47">hat eigene canvas bekommen, weil overlays vielleicht auch foldouts bekommen könnten</text:p>
            </text:list-item>
            <text:list-item>
              <text:p text:style-name="P47">config picker existiert aber noch, er ist jetzt aber rein statisch und kümmert sich darum, die buttonsetups korrekt zu erstellen</text:p>
            </text:list-item>
          </text:list>
        </text:list-item>
        <text:list-item>
          <text:p text:style-name="P47">alte klasse hoverandklickable gelöscht, war einst für die matrix-felder verwendet, bevor ich zu buttons übergegangen bin</text:p>
          <text:list>
            <text:list-item>
              <text:p text:style-name="P47">könnte aber jetzt sein, dass ich doch so etwas benötige, weil ich die buttons gern rechtslickbar hätte, damit man direkt zum editing der felder gehen kann</text:p>
            </text:list-item>
          </text:list>
        </text:list-item>
        <text:list-item>
          <text:p text:style-name="P47">prefab dropper</text:p>
          <text:list>
            <text:list-item>
              <text:p text:style-name="P47">wieder inspritation von mesmer, viele canvases und andere prefabs, die im scene view vielleicht im weg sein könnten, daher einfach als prefab und in prefab dropper packen, der sie bei awake in die szene packt</text:p>
            </text:list-item>
            <text:list-item>
              <text:p text:style-name="P47">dazu noch ein interface, falls eine klasse ein callback haben möchte, wenn alle prefabs gedroppt sind (bei mesmer z.B. minimap. Wurde dann initialisiert, weil dann alle dependencies in der szene waren)</text:p>
            </text:list-item>
          </text:list>
        </text:list-item>
        <text:list-item>
          <text:p text:style-name="P47">alpha over berechnung gefixt (wikipedia)</text:p>
        </text:list-item>
        <text:list-item>
          <text:p text:style-name="P47">neuer sprite für matrixmultiplikation und sprite für configs überarbeitet</text:p>
          <text:list>
            <text:list-item>
              <text:p text:style-name="P47">1) um mich morgen dazu zu bringen, endlich matrixmultiplikation zu implementieren</text:p>
            </text:list-item>
            <text:list-item>
              <text:p text:style-name="P47">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7">TODO: matrix multiplikation, matrix groups (brauchen nicht mal klasse), slider, kameras, die die matritzen tatsächlich nutzen</text:p>
        </text:list-item>
      </text:list>
      <text:p text:style-name="Standard"/>
      <text:p text:style-name="P7">06.12.19</text:p>
      <text:p text:style-name="Standard"/>
      <text:list xml:id="list6493683503862412865" text:style-name="L31">
        <text:list-item>
          <text:p text:style-name="P48">Gestern noch:</text:p>
          <text:list>
            <text:list-item>
              <text:p text:style-name="P48"><text:soft-page-break/>Matrixmultiplikationssprite in UISprites eingearbeitet</text:p>
            </text:list-item>
            <text:list-item>
              <text:p text:style-name="P48">Neue Extension, um RectTransform.anchorMin und -Max als eins zu setzen (anker als Punkt)</text:p>
            </text:list-item>
            <text:list-item>
              <text:p text:style-name="P48">MatrixGroups erstellt</text:p>
              <text:list>
                <text:list-item>
                  <text:p text:style-name="P48">Hat Referenzen zu allen enthaltenen Matritzen</text:p>
                </text:list-item>
                <text:list-item>
                  <text:p text:style-name="P48">Kümmern sich ums Resizen, bieten ein wenig Funktionalität (Zugriff auf Matritzen, ob sie in DIESER Gruppe sind, z.B.)</text:p>
                </text:list-item>
                <text:list-item>
                  <text:p text:style-name="P48">Erledigen auch das tatsächliche Löschen und Kreieren von Matritzen</text:p>
                </text:list-item>
                <text:list-item>
                  <text:p text:style-name="P48">Matritzen haben auch Feld, das auf ihre aktuelle Gruppe zeigt (bissl redundant, aber hey...)</text:p>
                </text:list-item>
                <text:list-item>
                  <text:p text:style-name="P48">Es MUSS immer mindestens eine Matrix in einer Gruppe geben. Wenn alle gelöscht oder wegbewegt werden, verbleibt eine Identity-Matrix</text:p>
                </text:list-item>
              </text:list>
            </text:list-item>
            <text:list-item>
              <text:p text:style-name="P48">MatrixGroup getestet (Adden und Löschen zumindest...)</text:p>
            </text:list-item>
          </text:list>
        </text:list-item>
        <text:list-item>
          <text:p text:style-name="P48">Heute:</text:p>
          <text:list>
            <text:list-item>
              <text:p text:style-name="P48">Gruppen für Kamera und Modell in MatrixScreen erstellt</text:p>
            </text:list-item>
            <text:list-item>
              <text:p text:style-name="P48">Limit für Menge an Matrizen (es gibt ein Limit für die Anzahl an Variablen, warum also nicht auch für Matritzen?)</text:p>
              <text:list>
                <text:list-item>
                  <text:p text:style-name="P48">Property für's Blockieren des Add-Buttons in UIMatrix</text:p>
                </text:list-item>
              </text:list>
            </text:list-item>
            <text:list-item>
              <text:p text:style-name="P48">Matrix Groups haben jetzt auch ihre einen Einträge im ColorScheme</text:p>
            </text:list-item>
            <text:list-item>
              <text:p text:style-name="P48">Altes Unity.Text und TMP.TextMeshProUGUI von Matrix Screen entfernt...</text:p>
            </text:list-item>
            <text:list-item>
              <text:p text:style-name="P48">Mehr Configs erstellt</text:p>
              <text:list>
                <text:list-item>
                  <text:p text:style-name="P48">Perspective Projection (selbsterklärend)</text:p>
                </text:list-item>
                <text:list-item>
                  <text:p text:style-name="P48">"Rebase" (Rotationsmatrix, aber statt Winkeln und Sinus etc. einfach nur 3 neue Basisvektoren)</text:p>
                </text:list-item>
                <text:list-item>
                  <text:p text:style-name="P48">Inverse Translation (spart es mir, für die Kamera spezifisch -xPos etc zu machen)</text:p>
                </text:list-item>
              </text:list>
            </text:list-item>
            <text:list-item>
              <text:p text:style-name="P48">Der Matrix Screen generiert alle Matritzen und die <text:span text:style-name="T1">Farben sehen echt nice aus</text:span> (selbst das Identity-Rot gefällt mir...)</text:p>
            </text:list-item>
            <text:list-item>
              <text:p text:style-name="P48">Kleinen Bug gefixt, wo den Field Editor via escape verlassen nicht die BottomLog-Nachricht hat veschwinden lassen (kein PointerExit scheinbar beim Deaktivieren von Buttons...)</text:p>
            </text:list-item>
            <text:list-item>
              <text:p text:style-name="P48">Matrixfeld anklicken bringt einen direkt zum Editen, man muss dann zweimal Escape betätigen. Beim ersten Mal kommt man in die Detailübersicht und dann erst zurück zum Hauptbildschirm</text:p>
            </text:list-item>
            <text:list-item>
              <text:p text:style-name="P32">Mehr Hover messages versucht (Für Done-Button und die Felder ("Edit Field 6" z.B.), aber es sein gelassen, weil es recht offensichtlich ist, was dort passiert und ich basierend darauf Hover-Messages für absolut ALLES machen müsste...</text:p>
            </text:list-item>
            <text:list-item>
              <text:p text:style-name="P48">Matrix Moving implementiert</text:p>
              <text:list>
                <text:list-item>
                  <text:p text:style-name="P48">Bugs gefixt, die natürlich drin waren</text:p>
                </text:list-item>
              </text:list>
            </text:list-item>
            <text:list-item>
              <text:p text:style-name="P48">Code n bissl aufgeräumt</text:p>
              <text:list>
                <text:list-item>
                  <text:p text:style-name="P48">blockAddButton, blockMoveLeft, etc benutzen nun eine <text:span text:style-name="T1">Methode mit ref, um Codeduplikation zu verringern</text:span></text:p>
                </text:list-item>
                <text:list-item>
                  <text:p text:style-name="P48"><text:span text:style-name="T1">if(x){foo.bar = true;} mäßigen Code mit foo.bar = x ersetzt</text:span>, weil ich jetzt ein big boi bin...</text:p>
                </text:list-item>
              </text:list>
            </text:list-item>
            <text:list-item>
              <text:p text:style-name="P48">Delete Block hinzugefügt, könnte evtl wieder verschwinden</text:p>
            </text:list-item>
            <text:list-item>
              <text:p text:style-name="P48">Zum Testen schonmal (und um meine Konzepte für wie es passieren sollte nicht zu vergessen) eingebaut, dass die non-external Camera ihre Matrixfelder setzt</text:p>
              <text:list>
                <text:list-item>
                  <text:p text:style-name="P48">Dank public consts kein "Raten" für die Variablennamen</text:p>
                </text:list-item>
                <text:list-item>
                  <text:p text:style-name="P48">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7">07.12.19</text:p>
      <text:p text:style-name="Standard"/>
      <text:list xml:id="list6528569520259663042" text:style-name="L32">
        <text:list-item>
          <text:p text:style-name="P49">Matritzen haben jetzt eine "weight" property (lerpt den finalen matrixwert zwischen dem tatächlichen wert und der einheitsmatrix)</text:p>
          <text:list>
            <text:list-item>
              <text:p text:style-name="P49">Matrix4x4.Lerp existiert nicht und Extension wollte ich nicht machen, da Lerp in der Regel statisch sein sollte -&gt; Lokal Feld für Feld Mathf.Lerp(a, b, t)...</text:p>
            </text:list-item>
            <text:list-item>
              <text:p text:style-name="P49">Weight zeigt sich im Header. Extensions für Luminance, da der header von links nach rechts von grau zu farbig wird, je nach weight.</text:p>
            </text:list-item>
          </text:list>
        </text:list-item>
        <text:list-item>
          <text:p text:style-name="P49">UI hat nun Borders</text:p>
          <text:list>
            <text:list-item>
              <text:p text:style-name="P49">Völlig ohne Scham von Blender geklaut (die Idee... und das Farbschema...)</text:p>
            </text:list-item>
            <text:list-item>
              <text:p text:style-name="P49">Sieht 1000-Mal besser aus</text:p>
            </text:list-item>
          </text:list>
        </text:list-item>
        <text:list-item>
          <text:p text:style-name="P49">Rendering über UI-Matrices statt GLMatrixCreator</text:p>
          <text:list>
            <text:list-item>
              <text:p text:style-name="P49">MatrixGroups können Produkt aller ihrer Matritzen bereitstellen</text:p>
            </text:list-item>
            <text:list-item>
              <text:p text:style-name="P49">Erster Test mit Modelmatrix</text:p>
            </text:list-item>
            <text:list-item>
              <text:p text:style-name="P49">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49">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49">View-Matrix war falsch herum ("rot * pos" statt "pos * rot")</text:p>
            </text:list-item>
          </text:list>
        </text:list-item>
        <text:list-item>
          <text:p text:style-name="P49">FreeMode/NonFreeMode zunächst via Shortcut implementiert</text:p>
          <text:list>
            <text:list-item>
              <text:p text:style-name="P49">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49">Matrix Screen komplett unabhängig gemacht</text:p>
          <text:list>
            <text:list-item>
              <text:p text:style-name="P49">MeshRenderer-Referenz entfernt, direkt ein Mesh als Feld</text:p>
            </text:list-item>
            <text:list-item>
              <text:p text:style-name="P49">MatrixScreen spricht nun mit den CamControllern, statt den Kameras</text:p>
            </text:list-item>
            <text:list-item>
              <text:p text:style-name="P49">CamController instanziieren die Kameras, statt sie aus der Szene zu referezieren</text:p>
            </text:list-item>
            <text:list-item>
              <text:p text:style-name="P49">Init-Chain vom MatrixScreen zu den Kameras herunter</text:p>
            </text:list-item>
          </text:list>
        </text:list-item>
        <text:list-item>
          <text:p text:style-name="P49">Cam Controller UI</text:p>
          <text:list>
            <text:list-item>
              <text:p text:style-name="P49">Mehr Extensions für RectTransforms (vector2s als 2 floats setzen (rt.SetPivot(x, y) statt rt.pivot = new Vector2(x, y)))</text:p>
            </text:list-item>
            <text:list-item>
              <text:p text:style-name="P49">new GameObject für gesamtes UI</text:p>
            </text:list-item>
            <text:list-item>
              <text:p text:style-name="P49">Sprites erstellt, erst in 256px, dann auf 30px heruntergescaled, damit sie besser aussehen (Unity scheint keine mipmaps für sprites zu erstellen...)</text:p>
            </text:list-item>
            <text:list-item>
              <text:p text:style-name="P49">Alle möglichen Optionen für Kameras (Liste schon vor Wochen erstellt...)</text:p>
              <text:list>
                <text:list-item>
                  <text:p text:style-name="P49">Wireframe an/aus, Floor an/aus, Origin an/aus, x-ray, Kamera zeigen/verstecken, Clip-Box an/aus, Cullingvis an/aus</text:p>
                </text:list-item>
              </text:list>
            </text:list-item>
          </text:list>
        </text:list-item>
        <text:list-item>
          <text:p text:style-name="P49">Wireframe verbessert</text:p>
          <text:list>
            <text:list-item>
              <text:p text:style-name="P49">Vorher waren die Wireframe lines ohne ZWrite (gab sonst hässliches Flickern von Origin und Grid Floor)</text:p>
            </text:list-item>
            <text:list-item>
              <text:p text:style-name="P49">Nachteil: Keine Tiefeninformation aus overlap</text:p>
            </text:list-item>
            <text:list-item>
              <text:p text:style-name="P49">Lösung: Zwrite an, wenn origin gezeichnet, dann DEN Teil aus grid floor auslassen</text:p>
            </text:list-item>
            <text:list-item>
              <text:p text:style-name="P49">Funktioniert wunderbar</text:p>
            </text:list-item>
          </text:list>
        </text:list-item>
        <text:list-item>
          <text:p text:style-name="P49">TODO: der weights slider endlich</text:p>
        </text:list-item>
      </text:list>
      <text:p text:style-name="Standard"><text:soft-page-break/></text:p>
      <text:p text:style-name="P7">08.12.19</text:p>
      <text:p text:style-name="Standard"/>
      <text:list xml:id="list5570257511504733847" text:style-name="L33">
        <text:list-item>
          <text:p text:style-name="P50">Reset Button für Render-Windows eingefügt</text:p>
          <text:list>
            <text:list-item>
              <text:p text:style-name="P50">Weil Button statt Toggle, leicht anderer Code</text:p>
            </text:list-item>
            <text:list-item>
              <text:p text:style-name="P50">Also den identischen Teil aus der Toggle-Generation-Methode herausgezogen und für beide benutzt</text:p>
            </text:list-item>
            <text:list-item>
              <text:p text:style-name="P50">Auch Reset Sprite in PS erstellt (duh)</text:p>
            </text:list-item>
          </text:list>
        </text:list-item>
        <text:list-item>
          <text:p text:style-name="P50">"Initial Euler"-Feld entfernt, weil die Kameras eh auf den Ursprung geschaut hatten. <text:span text:style-name="T1">Quaterion.LookRotation(-position, up)</text:span> does the job</text:p>
        </text:list-item>
        <text:list-item>
          <text:p text:style-name="P33">Slider</text:p>
          <text:list>
            <text:list-item>
              <text:p text:style-name="P33">Nach viel Überlegung für's Design endlich perfekte Lösung gefunden</text:p>
            </text:list-item>
            <text:list-item>
              <text:p text:style-name="P50">Sollte zentral und auffällig sein, aber nicht im Weg / störend</text:p>
            </text:list-item>
            <text:list-item>
              <text:p text:style-name="P50">Also in der Mitte, aber expandend beim Hovern (wie windows taskleiste, wenn man sie entsprechend eingestellt hat...)</text:p>
            </text:list-item>
            <text:list-item>
              <text:p text:style-name="P50">Das Area enhält auch den Free-Mode-Toggle</text:p>
              <text:list>
                <text:list-item>
                  <text:p text:style-name="P50">Ebenso extrem wichtig, also nicht in irgendeine Ecke verstecken</text:p>
                </text:list-item>
                <text:list-item>
                  <text:p text:style-name="P50">Erst als Button implementiert, aber dann ist mir eingefallen, dass es doch ein Toggle sein sollte, der Einfachheit halber...</text:p>
                </text:list-item>
                <text:list-item>
                  <text:p text:style-name="P50">Sieht auch besser aus</text:p>
                </text:list-item>
              </text:list>
            </text:list-item>
            <text:list-item>
              <text:p text:style-name="P50"><text:span text:style-name="T1">Kein new GameObject(...) hier, </text:span>nur ein rigoroses Repositionieren und Skalieren von RectTransforms</text:p>
              <text:list>
                <text:list-item>
                  <text:p text:style-name="P33">Erste Benutzung von TextMeshProUGUI.preferredWidth?</text:p>
                </text:list-item>
                <text:list-item>
                  <text:p text:style-name="P50">Wichtig hier, weil Text TEIL des Elements ist und nicht Anfang oder Ende (seitlich gesehen)</text:p>
                </text:list-item>
              </text:list>
            </text:list-item>
            <text:list-item>
              <text:p text:style-name="P50">Weights implementiert</text:p>
              <text:list>
                <text:list-item>
                  <text:p text:style-name="P50">Erster Gedanke war als Eigenschaft der Matritzen, dass sie selbst ein Ziel bekommen und dahin lerpen</text:p>
                </text:list-item>
                <text:list-item>
                  <text:p text:style-name="P50">Zweiter Gedanke war als float-Array</text:p>
                </text:list-item>
                <text:list-item>
                  <text:p text:style-name="P33">Wollte aber, dass maximal eine Matrix teilweise geweighted ist</text:p>
                </text:list-item>
                <text:list-item>
                  <text:p text:style-name="P50">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3">Test mit Eltern</text:p>
          <text:list>
            <text:list-item>
              <text:p text:style-name="P50">Gesehen, dass es nicht besonders eindeutig ist, welche Matritzen aktiv sind (Da ich den Header mit der Luminanz ersetze und der Rest eh grau ist, kein GROßER Unterschied sichtbar)</text:p>
              <text:list>
                <text:list-item>
                  <text:p text:style-name="P33">Endlich ein Nutzen für die Outline!</text:p>
                </text:list-item>
              </text:list>
            </text:list-item>
            <text:list-item>
              <text:p text:style-name="P50">Matrix Group Header machen das Gleiche wie die Matritzen mit dem Luminanzsliderheader und der Outline</text:p>
            </text:list-item>
          </text:list>
        </text:list-item>
        <text:list-item>
          <text:p text:style-name="P50">Hatte Kamera-Wire drawing falsch herum (otherCam.inverse * unweighted) statt (unweighted.inverse * otherCam)</text:p>
        </text:list-item>
        <text:list-item>
          <text:p text:style-name="P50">Usability verbessert, indem hoverbares Gebiet des Slider-Areas immer das Gleiche ist (statt nur dem Bisschen, das sichtbar war)</text:p>
          <text:list>
            <text:list-item>
              <text:p text:style-name="P50">Effektiv das Gleiche wie immer sichtbar, sieht aber sauberer aus und ist auffälliger, wenn man aus Versehen über die Bildschirmmitte hovert)</text:p>
            </text:list-item>
          </text:list>
        </text:list-item>
        <text:list-item>
          <text:p text:style-name="P50">Kamera wird auch nicht gezeichnet, wenn die Projectionmatrix komplett an ist(überlappt sich dann ja mit Clip-Box, was ein bisschen flimmert)</text:p>
        </text:list-item>
        <text:list-item>
          <text:p text:style-name="P33">Shift-/Control-Multiplier (à la Blender mit Shift = smooth) implementiert</text:p>
          <text:list>
            <text:list-item>
              <text:p text:style-name="P50">Supersimpel über InputSystem</text:p>
            </text:list-item>
          </text:list>
        </text:list-item>
        <text:list-item>
          <text:p text:style-name="P50"><text:soft-page-break/>Scrollbare InputFields (einfaches Inkrementieren der Felder, statt Klick -&gt; Wert -&gt; Enter -&gt; Repeat</text:p>
        </text:list-item>
        <text:list-item>
          <text:p text:style-name="P50">Movement der Kameras und des Matrix-Pan-RTs geclampt</text:p>
          <text:list>
            <text:list-item>
              <text:p text:style-name="P50">Kameras waren vorher schon near-Plane limitiert</text:p>
            </text:list-item>
            <text:list-item>
              <text:p text:style-name="P50">Jetzt auch 2 * farPlane als Limit. 2 Mal, weil 1 Mal n bissl nah ist...</text:p>
            </text:list-item>
            <text:list-item>
              <text:p text:style-name="P50">Für Pan interessantes Problem: bounds berechnet via min und max von rect.position der Kinder. Das als Clamp für die AnchoredPosition zu nehmen, ist aber auf der x-Achse gespiegelt</text:p>
              <text:list>
                <text:list-item>
                  <text:p text:style-name="P50"><text:span text:style-name="T1">Also: -clamp(-anchored.x, minX, maxX)</text:span> </text:p>
                </text:list-item>
              </text:list>
            </text:list-item>
          </text:list>
        </text:list-item>
        <text:list-item>
          <text:p text:style-name="P50">Maximale Matrix- Und Variablenanzahl auf 16 erhöht (schöne "runde" Zahl und 16 passt noch gerade so auf den Bildschirm bei 640x480px (dem Unity-Minimum)</text:p>
        </text:list-item>
        <text:list-item>
          <text:p text:style-name="P50">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7">09.12.19</text:p>
      <text:p text:style-name="Standard"/>
      <text:list xml:id="list3045816939504589414" text:style-name="L34">
        <text:list-item>
          <text:p text:style-name="P51">asdf</text:p>
        </text:list-item>
        <text:list-item>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9T02:31:08.05</dc:date>
    <dc:creator>Max Linke</dc:creator>
    <meta:editing-duration>PT6H57M24S</meta:editing-duration>
    <meta:editing-cycles>69</meta:editing-cycles>
    <meta:generator>OpenOffice/4.1.6$Win32 OpenOffice.org_project/416m1$Build-9790</meta:generator>
    <meta:document-statistic meta:table-count="0" meta:image-count="0" meta:object-count="0" meta:page-count="18" meta:paragraph-count="524" meta:word-count="6829" meta:character-count="45036"/>
  </office:meta>
</office:document-meta>
</file>